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68e" officeooo:paragraph-rsid="000fe6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1:22:38.390204765</meta:creation-date>
    <dc:date>2017-10-04T11:22:48.370233509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2.2.2$Linux_x86 LibreOffice_project/20m0$Build-2</meta:generator>
  </office:meta>
</office:document-meta>
</file>